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7.43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7.38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7.75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465cm" fo:min-width="9.025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7cm" svg:height="1.587cm" svg:x="4.811cm" svg:y="2.27cm">
          <text:p text:style-name="P1">AUDIO REKAMA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88cm" svg:height="1.587cm" svg:x="4.81cm" svg:y="6.08cm">
          <text:p text:style-name="P1">TEMPLATE TEKS PENYERTA AUD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1.27cm" svg:x="4.81cm" svg:y="24.812cm">
          <text:p text:style-name="P1">OUTPUT AUD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1.27cm" svg:x="4.81cm" svg:y="26.4cm">
          <text:p text:style-name="P1">TEKS PENYERTA AUDI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88cm" svg:height="1.587cm" svg:x="4.81cm" svg:y="4.176cm">
          <text:p text:style-name="P1">DATA KAJIA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25cm" svg:height="5.715cm" svg:x="4.81cm" svg:y="14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255cm" svg:height="1.27cm" svg:x="5.445cm" svg:y="17.827cm">
          <text:p text:style-name="P1">GENERATE TEK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1.27cm" svg:x="5.445cm" svg:y="14.652cm">
          <text:p text:style-name="P1">COMPRESS AUD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1.27cm" svg:x="5.445cm" svg:y="16.239cm">
          <text:p text:style-name="P1">SET MP3 TAG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032cm" svg:y1="7.667cm" svg:x2="7.032cm" svg:y2="14.017cm">
          <text:p/>
        </draw:line>
        <draw:frame draw:style-name="gr6" draw:text-style-name="P3" draw:layer="layout" svg:width="3.493cm" svg:height="0.962cm" svg:x="1cm" svg:y="4.155cm">
          <draw:text-box>
            <text:p>INPUT</text:p>
          </draw:text-box>
        </draw:frame>
        <draw:frame draw:style-name="gr6" draw:text-style-name="P3" draw:layer="layout" svg:width="3.493cm" svg:height="0.962cm" svg:x="1.317cm" svg:y="16.22cm">
          <draw:text-box>
            <text:p>PROSES</text:p>
          </draw:text-box>
        </draw:frame>
        <draw:frame draw:style-name="gr6" draw:text-style-name="P3" draw:layer="layout" svg:width="3.493cm" svg:height="0.962cm" svg:x="1.318cm" svg:y="25.755cm">
          <draw:text-box>
            <text:p>OUTPUT</text:p>
          </draw:text-box>
        </draw:frame>
        <draw:line draw:style-name="gr5" draw:text-style-name="P2" draw:layer="layout" svg:x1="6.715cm" svg:y1="19.732cm" svg:x2="6.715cm" svg:y2="24.8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8T20:30:29.389028023</meta:creation-date>
    <dc:date>2022-07-08T22:37:25.450748219</dc:date>
    <meta:editing-duration>PT1H56M16S</meta:editing-duration>
    <meta:editing-cycles>2</meta:editing-cycles>
    <meta:generator>LibreOffice/7.3.4.2$Linux_X86_64 LibreOffice_project/30$Build-2</meta:generator>
    <meta:document-statistic meta:object-count="14"/>
  </office:meta>
</office:document-meta>
</file>